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e7f" officeooo:paragraph-rsid="000ff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q_api = gsk_5FfrYbVe3qiICWIv33YZWGdyb3FYZOyv0V5Hutpk1ubk1288OPp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7:15:33.578886101</meta:creation-date>
    <dc:date>2025-11-03T17:16:07.447129507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67" meta:non-whitespace-character-count="65"/>
    <meta:generator>LibreOffice/7.3.7.2$Linux_X86_64 LibreOffice_project/30$Build-2</meta:generator>
  </office:meta>
</office:document-meta>
</file>